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9D00003185000008530739A78E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676cm" svg:height="2.13cm" svg:x="0cm" svg:y="0cm">
          <draw:image xlink:href="Pictures/2000009D00003185000008530739A78E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68cm" fo:page-height="2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creator>Sasuke</dc:creator>
    <dc:date>2008-08-30T18:14:01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